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7.49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racle">
      <style:table-properties table:display="true" style:writing-mode="lr-tb"/>
    </style:style>
    <style:style style:name="ta2" style:family="table" style:master-page-name="PageStyle_5f_class-tests">
      <style:table-properties table:display="true" style:writing-mode="lr-tb"/>
    </style:style>
    <style:style style:name="ta3" style:family="table" style:master-page-name="PageStyle_5f_annotate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racle.A2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racle.A2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racle.A2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class-tests'.A2"/>
    </style:style>
    <style:style style:name="ce13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1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class-tests'.A2"/>
    </style:style>
    <style:style style:name="ce16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class-tests'.A2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nnotated.A2"/>
    </style:style>
    <style:style style:name="ce22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nnotated.A2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nnotated.A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c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6" office:value-type="string" calcext:value-type="string">
            <text:p>satellizer</text:p>
          </table:table-cell>
          <table:table-cell table:style-name="ce8" table:number-columns-repeated="21"/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AuthProvider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Config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HttpProviderConfig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Interceptor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Local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OAuth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OAuth1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OAuth2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Popup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Shared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Storage</text:p>
          </table:table-cell>
          <table:covered-table-cell table:style-name="ce9"/>
          <table:table-cell table:style-name="ce4" table:number-columns-repeated="12"/>
          <table:table-cell table:style-name="ce11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Dependency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AuthProvide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4" office:value-type="float" office:value="1" calcext:value-type="float">
            <office:annotation draw:style-name="gr1" draw:text-style-name="P2" svg:width="285.76pt" svg:height="40.9pt" svg:x="209.99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5.76pt" svg:height="40.9pt" svg:x="282.73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1" draw:text-style-name="P2" svg:width="285pt" svg:height="29.17pt" svg:x="637.48pt" svg:y="85.18pt" draw:caption-point-x="-11.54pt" draw:caption-point-y="-21.91pt">
              <dc:date>2017-01-05T00:00:00</dc:date>
              <text:p text:style-name="P1">interceptor.ts: <text:s/>constructor(private SatellizerConfig: Config,</text:p>
              <text:p text:style-name="P1"/>
            </office:annotation>
            <text:p>1</text:p>
          </table:table-cell>
          <table:table-cell table:style-name="ce3" office:value-type="float" office:value="2" calcext:value-type="float">
            <office:annotation draw:style-name="gr1" draw:text-style-name="P2" svg:width="288pt" svg:height="64.37pt" svg:x="710.25pt" svg:y="67.58pt" draw:caption-point-x="-11.54pt" draw:caption-point-y="-4.31pt">
              <dc:date>2017-01-05T00:00:00</dc:date>
              <text:p text:style-name="P1">interceptor.ts: <text:s/>constructor(private SatellizerConfig: Config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2</text:p>
          </table:table-cell>
          <table:table-cell table:style-name="ce4" office:value-type="float" office:value="1" calcext:value-type="float">
            <office:annotation draw:style-name="gr1" draw:text-style-name="P2" svg:width="288.77pt" svg:height="29.17pt" svg:x="779.98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5.73pt" svg:height="29.17pt" svg:x="852.75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7.26pt" svg:height="29.17pt" svg:x="922.48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4.23pt" svg:height="29.17pt" svg:x="998.25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1.25pt" svg:height="29.17pt" svg:x="1068.75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4.26pt" svg:height="29.17pt" svg:x="1138.48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303pt" svg:height="29.17pt" svg:x="1209.74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320.26pt" svg:height="29.17pt" svg:x="1282.48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1" draw:text-style-name="P2" svg:width="360pt" svg:height="29.17pt" svg:x="151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360pt" svg:height="29.17pt" svg:x="160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360pt" svg:height="29.17pt" svg:x="169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360pt" svg:height="29.17pt" svg:x="178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HttpProviderConfig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Intercepto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office:value-type="float" office:value="1" calcext:value-type="float">
            <office:annotation draw:style-name="gr1" draw:text-style-name="P2" svg:width="284.26pt" svg:height="40.9pt" svg:x="568.49pt" svg:y="110.81pt" draw:caption-point-x="-11.54pt" draw:caption-point-y="-16.04pt">
              <dc:date>2017-01-05T00:00:00</dc:date>
              <text:p text:style-name="P1">httpProviderConfig.ts: <text:s text:c="3"/>$httpProvider.interceptors.push(Interceptor.Factory);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Local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1</text:p>
          </table:table-cell>
          <table:table-cell table:style-name="ce4"/>
          <table:table-cell table:style-name="ce3" office:value-type="float" office:value="2" calcext:value-type="float">
            <office:annotation draw:style-name="gr1" draw:text-style-name="P2" svg:width="285.76pt" svg:height="29.17pt" svg:x="282.73pt" svg:y="163.93pt" draw:caption-point-x="-11.54pt" draw:caption-point-y="-21.91pt">
              <dc:date>2017-01-05T00:00:00</dc:date>
              <text:p text:style-name="P1">authProvider.ts: <text:s/>twitter(options: IOAuth1Options): void {</text:p>
              <text:p text:style-name="P1">authProvider.ts: <text:s/>oauth1(options: IOAuth1Options): void {</text:p>
            </office:annotation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1" draw:text-style-name="P2" svg:width="287.26pt" svg:height="29.17pt" svg:x="922.48pt" svg:y="163.93pt" draw:caption-point-x="-11.54pt" draw:caption-point-y="-21.91pt">
              <dc:date>2017-01-05T00:00:00</dc:date>
              <text:p text:style-name="P1">oauth.ts: <text:s text:c="13"/>private SatellizerOAuth1: OAuth1,</text:p>
              <text:p text:style-name="P1"/>
            </office:annotation>
            <text:p>1</text:p>
          </table:table-cell>
          <table:table-cell table:style-name="ce3" office:value-type="float" office:value="2" calcext:value-type="float">
            <office:annotation draw:style-name="gr1" draw:text-style-name="P2" svg:width="284.23pt" svg:height="52.64pt" svg:x="998.25pt" svg:y="152.19pt" draw:caption-point-x="-11.54pt" draw:caption-point-y="-10.18pt">
              <dc:date>2017-01-05T00:00:00</dc:date>
              <text:p text:style-name="P1">oauth.ts: <text:s text:c="13"/>private SatellizerOAuth1: OAuth1,</text:p>
              <text:p text:style-name="P1">oauth.ts: <text:s text:c="9"/>oauth = new OAuth1(this.$http, this.$window, this.SatellizerConfig, this.SatellizerPopup);</text:p>
              <text:p text:style-name="P1"/>
            </office:annotation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2</text:p>
          </table:table-cell>
          <table:table-cell table:style-name="ce4"/>
          <table:table-cell table:style-name="ce3" office:value-type="float" office:value="11" calcext:value-type="float">
            <office:annotation draw:style-name="gr2" draw:text-style-name="P2" svg:width="285.76pt" svg:height="134.79pt" svg:x="282.73pt" svg:y="126.85pt" draw:caption-point-x="-11.54pt" draw:caption-point-y="30.93pt">
              <dc:date>2017-01-05T00:00:00</dc:date>
              <text:p text:style-name="P1">authProvider.ts: <text:s/>facebook(options: IOAuth2Options): void {</text:p>
              <text:p text:style-name="P1">authProvider.ts: <text:s/>google(options: IOAuth2Options): void {</text:p>
              <text:p text:style-name="P1">authProvider.ts: <text:s/>github(options: IOAuth2Options): void {</text:p>
              <text:p text:style-name="P1">authProvider.ts: <text:s/>instagram(options: IOAuth2Options): void {</text:p>
              <text:p text:style-name="P1">authProvider.ts: <text:s/>linkedin(options: IOAuth2Options): void {</text:p>
              <text:p text:style-name="P1">authProvider.ts: <text:s/>twitch(options: IOAuth2Options): void {</text:p>
              <text:p text:style-name="P1">authProvider.ts: <text:s/>live(options: IOAuth2Options): void {</text:p>
              <text:p text:style-name="P1">authProvider.ts: <text:s/>yahoo(options: IOAuth2Options): void {</text:p>
              <text:p text:style-name="P1">authProvider.ts: <text:s/>bitbucket(options: IOAuth2Options): void {</text:p>
              <text:p text:style-name="P1">authProvider.ts: <text:s/>spotify(options: IOAuth2Options): void {</text:p>
              <text:p text:style-name="P1">authProvider.ts: <text:s/>oauth2(options: IOAuth2Options): void {</text:p>
            </office:annotation>
            <text:p>1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2" draw:text-style-name="P2" svg:width="287.26pt" svg:height="29.17pt" svg:x="922.48pt" svg:y="179.66pt" draw:caption-point-x="-11.54pt" draw:caption-point-y="-21.88pt">
              <dc:date>2017-01-05T00:00:00</dc:date>
              <text:p text:style-name="P1">oauth.ts: <text:s text:c="13"/>private SatellizerOAuth2: OAuth2) {}</text:p>
              <text:p text:style-name="P1"/>
            </office:annotation>
            <text:p>1</text:p>
          </table:table-cell>
          <table:table-cell table:style-name="ce3" office:value-type="float" office:value="2" calcext:value-type="float">
            <office:annotation draw:style-name="gr2" draw:text-style-name="P2" svg:width="284.23pt" svg:height="64.37pt" svg:x="998.25pt" svg:y="162.06pt" draw:caption-point-x="-11.54pt" draw:caption-point-y="-4.28pt">
              <dc:date>2017-01-05T00:00:00</dc:date>
              <text:p text:style-name="P1">oauth.ts: <text:s text:c="13"/>private SatellizerOAuth2: OAuth2) {}</text:p>
              <text:p text:style-name="P1">oauth.ts: <text:s text:c="9"/>oauth = new OAuth2(this.$http, this.$window, this.$timeout, this.$q, this.SatellizerConfig, this.SatellizerPopup, this.SatellizerStorage);</text:p>
              <text:p text:style-name="P1"/>
            </office:annotation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Popup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1" draw:text-style-name="P2" svg:width="287.26pt" svg:height="29.17pt" svg:x="922.48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4.23pt" svg:height="29.17pt" svg:x="998.25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1.25pt" svg:height="29.17pt" svg:x="1068.75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4.26pt" svg:height="29.17pt" svg:x="1138.48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303pt" svg:height="29.17pt" svg:x="1209.74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320.26pt" svg:height="29.17pt" svg:x="1282.48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hared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1" draw:text-style-name="P2" svg:width="285pt" svg:height="29.17pt" svg:x="637.48pt" svg:y="211.18pt" draw:caption-point-x="-11.54pt" draw:caption-point-y="-21.91pt">
              <dc:date>2017-01-05T00:00:00</dc:date>
              <text:p text:style-name="P1">interceptor.ts: <text:s text:c="13"/>private SatellizerShared: Shared,</text:p>
              <text:p text:style-name="P1"/>
            </office:annotation>
            <text:p>1</text:p>
          </table:table-cell>
          <table:table-cell table:style-name="ce3" office:value-type="float" office:value="2" calcext:value-type="float">
            <office:annotation draw:style-name="gr1" draw:text-style-name="P2" svg:width="288pt" svg:height="64.37pt" svg:x="710.25pt" svg:y="193.58pt" draw:caption-point-x="-11.54pt" draw:caption-point-y="-4.31pt">
              <dc:date>2017-01-05T00:00:00</dc:date>
              <text:p text:style-name="P1">interceptor.ts: <text:s text:c="13"/>private SatellizerShared: Shared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2</text:p>
          </table:table-cell>
          <table:table-cell table:style-name="ce4" office:value-type="float" office:value="1" calcext:value-type="float">
            <office:annotation draw:style-name="gr1" draw:text-style-name="P2" svg:width="288.77pt" svg:height="29.17pt" svg:x="779.98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5.73pt" svg:height="29.17pt" svg:x="852.75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7.26pt" svg:height="29.17pt" svg:x="922.48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1" draw:text-style-name="P2" svg:width="284.23pt" svg:height="29.17pt" svg:x="998.25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torage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2" draw:text-style-name="P2" svg:width="285pt" svg:height="29.17pt" svg:x="637.48pt" svg:y="226.91pt" draw:caption-point-x="-11.54pt" draw:caption-point-y="-21.88pt">
              <dc:date>2017-01-05T00:00:00</dc:date>
              <text:p text:style-name="P1">interceptor.ts: <text:s text:c="13"/>private SatellizerStorage: Storage) {</text:p>
              <text:p text:style-name="P1"/>
            </office:annotation>
            <text:p>1</text:p>
          </table:table-cell>
          <table:table-cell table:style-name="ce3" office:value-type="float" office:value="2" calcext:value-type="float">
            <office:annotation draw:style-name="gr2" draw:text-style-name="P2" svg:width="288pt" svg:height="64.37pt" svg:x="710.25pt" svg:y="209.31pt" draw:caption-point-x="-11.54pt" draw:caption-point-y="-4.28pt">
              <dc:date>2017-01-05T00:00:00</dc:date>
              <text:p text:style-name="P1">interceptor.ts: <text:s text:c="13"/>private SatellizerStorage: Storage) {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2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2" draw:text-style-name="P2" svg:width="287.26pt" svg:height="29.17pt" svg:x="922.48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2" draw:text-style-name="P2" svg:width="284.23pt" svg:height="29.17pt" svg:x="998.25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2" draw:text-style-name="P2" svg:width="303pt" svg:height="29.17pt" svg:x="1209.74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2" draw:text-style-name="P2" svg:width="320.26pt" svg:height="29.17pt" svg:x="1282.48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office:annotation draw:style-name="gr2" draw:text-style-name="P2" svg:width="360pt" svg:height="29.17pt" svg:x="151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3" office:value-type="float" office:value="1" calcext:value-type="float">
            <office:annotation draw:style-name="gr2" draw:text-style-name="P2" svg:width="360pt" svg:height="29.17pt" svg:x="160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4" table:number-columns-repeated="39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Associations:</text:p>
          </table:table-cell>
          <table:table-cell table:style-name="ce5" table:formula="of:=SUM([.B4:.B14];[.D4:.D14];[.F4:.F14];[.H4:.H14];[.J4:.J14];[.L4:.L14];[.N4:.N14];[.P4:.P14];[.R4:.R14];[.T4:.T14];[.V4:.V14])" office:value-type="string" office:string-value="20" calcext:value-type="string">
            <text:p>20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Dependencies:</text:p>
          </table:table-cell>
          <table:table-cell table:style-name="ce5" table:formula="of:=SUM([.C4:.C14];[.E4:.E14];[.G4:.G14];[.I4:.I14];[.K4:.K14];[.M4:.M14];[.O4:.O14];[.Q4:.Q14];[.S4:.S14];[.U4:.U14];[.W4:.W14])" office:value-type="string" office:string-value="39" calcext:value-type="string">
            <text:p>39</text:p>
          </table:table-cell>
          <table:table-cell table:style-name="ce4" table:number-columns-repeated="37"/>
          <table:table-cell table:number-columns-repeated="985"/>
        </table:table-row>
        <table:table-row table:style-name="ro1" table:number-rows-repeated="975">
          <table:table-cell table:style-name="ce4" table:number-columns-repeated="39"/>
          <table:table-cell table:number-columns-repeated="985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racle.A2:Oracle.W2 Oracle.AJ2:Oracle.AK2">
            <calcext:condition calcext:apply-style-name="ConditionalStyle_1" calcext:value="formula-is(LEN(TRIM([.A2]))&gt;0)" calcext:base-cell-address="Oracle.A2"/>
          </calcext:conditional-format>
        </calcext:conditional-formats>
      </table:table>
      <table:table table:name="class-test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6" office:value-type="string" calcext:value-type="string">
            <text:p>satellizer</text:p>
          </table:table-cell>
          <table:table-cell table:style-name="ce8" table:number-columns-repeated="21"/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12"/>
          <table:table-cell table:style-name="ce13" office:value-type="string" calcext:value-type="string" table:number-columns-spanned="2" table:number-rows-spanned="1">
            <text:p>AuthProvider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Confi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HttpProviderConfi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Local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OAuth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OAuth1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OAuth2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Popup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Shared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Storage</text:p>
          </table:table-cell>
          <table:covered-table-cell table:style-name="ce15"/>
          <table:table-cell table:style-name="ce4" table:number-columns-repeated="12"/>
          <table:table-cell table:style-name="ce20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Dependency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AuthProvide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14" office:value-type="float" office:value="1" calcext:value-type="float">
            <office:annotation draw:style-name="gr1" draw:text-style-name="P2" svg:width="285.76pt" svg:height="40.9pt" svg:x="209.99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6pt" svg:height="40.9pt" svg:x="282.73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1" draw:text-style-name="P2" svg:width="285pt" svg:height="29.17pt" svg:x="637.48pt" svg:y="85.18pt" draw:caption-point-x="-11.54pt" draw:caption-point-y="-21.91pt">
              <dc:date>2017-01-05T00:00:00</dc:date>
              <text:p text:style-name="P1">interceptor.ts: <text:s/>constructor(private SatellizerConfig: Config,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1" draw:text-style-name="P2" svg:width="288pt" svg:height="64.37pt" svg:x="710.25pt" svg:y="67.58pt" draw:caption-point-x="-11.54pt" draw:caption-point-y="-4.31pt">
              <dc:date>2017-01-05T00:00:00</dc:date>
              <text:p text:style-name="P1">interceptor.ts: <text:s/>constructor(private SatellizerConfig: Config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14" office:value-type="float" office:value="1" calcext:value-type="float">
            <office:annotation draw:style-name="gr1" draw:text-style-name="P2" svg:width="288.77pt" svg:height="29.17pt" svg:x="779.98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3pt" svg:height="29.17pt" svg:x="852.75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7.26pt" svg:height="29.17pt" svg:x="922.48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1.25pt" svg:height="29.17pt" svg:x="1068.75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6pt" svg:height="29.17pt" svg:x="1138.48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03pt" svg:height="29.17pt" svg:x="1209.74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20.26pt" svg:height="29.17pt" svg:x="1282.48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360pt" svg:height="29.17pt" svg:x="151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60pt" svg:height="29.17pt" svg:x="160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60pt" svg:height="29.17pt" svg:x="169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60pt" svg:height="29.17pt" svg:x="178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HttpProviderConfig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Intercepto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17" office:value-type="float" office:value="0" calcext:value-type="float">
            <office:annotation draw:style-name="gr1" draw:text-style-name="P2" svg:width="284.26pt" svg:height="40.9pt" svg:x="568.49pt" svg:y="110.81pt" draw:caption-point-x="-11.54pt" draw:caption-point-y="-16.04pt">
              <dc:date>2017-01-05T00:00:00</dc:date>
              <text:p text:style-name="P1">httpProviderConfig.ts: <text:s text:c="3"/>$httpProvider.interceptors.push(Interceptor.Factory);</text:p>
              <text:p text:style-name="P1"/>
            </office:annotation>
            <text:p>0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Local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1</text:p>
          </table:table-cell>
          <table:table-cell table:style-name="ce4"/>
          <table:table-cell table:style-name="ce17" office:value-type="float" office:value="0" calcext:value-type="float">
            <office:annotation draw:style-name="gr1" draw:text-style-name="P2" svg:width="285.76pt" svg:height="29.17pt" svg:x="282.73pt" svg:y="163.93pt" draw:caption-point-x="-11.54pt" draw:caption-point-y="-21.91pt">
              <dc:date>2017-01-05T00:00:00</dc:date>
              <text:p text:style-name="P1">authProvider.ts: <text:s/>twitter(options: IOAuth1Options): void {</text:p>
              <text:p text:style-name="P1">authProvider.ts: <text:s/>oauth1(options: IOAuth1Options): void {</text:p>
            </office:annotation>
            <text:p>0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287.26pt" svg:height="29.17pt" svg:x="922.48pt" svg:y="163.93pt" draw:caption-point-x="-11.54pt" draw:caption-point-y="-21.91pt">
              <dc:date>2017-01-05T00:00:00</dc:date>
              <text:p text:style-name="P1">oauth.ts: <text:s text:c="13"/>private SatellizerOAuth1: OAuth1,</text:p>
              <text:p text:style-name="P1"/>
            </office:annotation>
            <text:p>1</text:p>
          </table:table-cell>
          <table:table-cell table:style-name="ce19" office:value-type="float" office:value="1" calcext:value-type="float">
            <office:annotation draw:style-name="gr1" draw:text-style-name="P2" svg:width="284.23pt" svg:height="52.64pt" svg:x="998.25pt" svg:y="152.19pt" draw:caption-point-x="-11.54pt" draw:caption-point-y="-10.18pt">
              <dc:date>2017-01-05T00:00:00</dc:date>
              <text:p text:style-name="P1">oauth.ts: <text:s text:c="13"/>private SatellizerOAuth1: OAuth1,</text:p>
              <text:p text:style-name="P1">oauth.ts: <text:s text:c="9"/>oauth = new OAuth1(this.$http, this.$window, this.SatellizerConfig, this.SatellizerPopup);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2</text:p>
          </table:table-cell>
          <table:table-cell table:style-name="ce4"/>
          <table:table-cell table:style-name="ce17" office:value-type="float" office:value="0" calcext:value-type="float">
            <office:annotation draw:style-name="gr2" draw:text-style-name="P2" svg:width="285.76pt" svg:height="134.79pt" svg:x="282.73pt" svg:y="126.85pt" draw:caption-point-x="-11.54pt" draw:caption-point-y="30.93pt">
              <dc:date>2017-01-05T00:00:00</dc:date>
              <text:p text:style-name="P1">authProvider.ts: <text:s/>facebook(options: IOAuth2Options): void {</text:p>
              <text:p text:style-name="P1">authProvider.ts: <text:s/>google(options: IOAuth2Options): void {</text:p>
              <text:p text:style-name="P1">authProvider.ts: <text:s/>github(options: IOAuth2Options): void {</text:p>
              <text:p text:style-name="P1">authProvider.ts: <text:s/>instagram(options: IOAuth2Options): void {</text:p>
              <text:p text:style-name="P1">authProvider.ts: <text:s/>linkedin(options: IOAuth2Options): void {</text:p>
              <text:p text:style-name="P1">authProvider.ts: <text:s/>twitch(options: IOAuth2Options): void {</text:p>
              <text:p text:style-name="P1">authProvider.ts: <text:s/>live(options: IOAuth2Options): void {</text:p>
              <text:p text:style-name="P1">authProvider.ts: <text:s/>yahoo(options: IOAuth2Options): void {</text:p>
              <text:p text:style-name="P1">authProvider.ts: <text:s/>bitbucket(options: IOAuth2Options): void {</text:p>
              <text:p text:style-name="P1">authProvider.ts: <text:s/>spotify(options: IOAuth2Options): void {</text:p>
              <text:p text:style-name="P1">authProvider.ts: <text:s/>oauth2(options: IOAuth2Options): void {</text:p>
            </office:annotation>
            <text:p>0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287.26pt" svg:height="29.17pt" svg:x="922.48pt" svg:y="179.66pt" draw:caption-point-x="-11.54pt" draw:caption-point-y="-21.88pt">
              <dc:date>2017-01-05T00:00:00</dc:date>
              <text:p text:style-name="P1">oauth.ts: <text:s text:c="13"/>private SatellizerOAuth2: OAuth2) {}</text:p>
              <text:p text:style-name="P1"/>
            </office:annotation>
            <text:p>1</text:p>
          </table:table-cell>
          <table:table-cell table:style-name="ce19" office:value-type="float" office:value="1" calcext:value-type="float">
            <office:annotation draw:style-name="gr2" draw:text-style-name="P2" svg:width="284.23pt" svg:height="64.37pt" svg:x="998.25pt" svg:y="162.06pt" draw:caption-point-x="-11.54pt" draw:caption-point-y="-4.28pt">
              <dc:date>2017-01-05T00:00:00</dc:date>
              <text:p text:style-name="P1">oauth.ts: <text:s text:c="13"/>private SatellizerOAuth2: OAuth2) {}</text:p>
              <text:p text:style-name="P1">oauth.ts: <text:s text:c="9"/>oauth = new OAuth2(this.$http, this.$window, this.$timeout, this.$q, this.SatellizerConfig, this.SatellizerPopup, this.SatellizerStorage);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Popup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287.26pt" svg:height="29.17pt" svg:x="922.48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1.25pt" svg:height="29.17pt" svg:x="1068.75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6pt" svg:height="29.17pt" svg:x="1138.48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03pt" svg:height="29.17pt" svg:x="1209.74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20.26pt" svg:height="29.17pt" svg:x="1282.48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hared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1" draw:text-style-name="P2" svg:width="285pt" svg:height="29.17pt" svg:x="637.48pt" svg:y="211.18pt" draw:caption-point-x="-11.54pt" draw:caption-point-y="-21.91pt">
              <dc:date>2017-01-05T00:00:00</dc:date>
              <text:p text:style-name="P1">interceptor.ts: <text:s text:c="13"/>private SatellizerShared: Shared,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1" draw:text-style-name="P2" svg:width="288pt" svg:height="64.37pt" svg:x="710.25pt" svg:y="193.58pt" draw:caption-point-x="-11.54pt" draw:caption-point-y="-4.31pt">
              <dc:date>2017-01-05T00:00:00</dc:date>
              <text:p text:style-name="P1">interceptor.ts: <text:s text:c="13"/>private SatellizerShared: Shared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14" office:value-type="float" office:value="1" calcext:value-type="float">
            <office:annotation draw:style-name="gr1" draw:text-style-name="P2" svg:width="288.77pt" svg:height="29.17pt" svg:x="779.98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3pt" svg:height="29.17pt" svg:x="852.75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7.26pt" svg:height="29.17pt" svg:x="922.48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torage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2" draw:text-style-name="P2" svg:width="285pt" svg:height="29.17pt" svg:x="637.48pt" svg:y="226.91pt" draw:caption-point-x="-11.54pt" draw:caption-point-y="-21.88pt">
              <dc:date>2017-01-05T00:00:00</dc:date>
              <text:p text:style-name="P1">interceptor.ts: <text:s text:c="13"/>private SatellizerStorage: Storage) {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2" draw:text-style-name="P2" svg:width="288pt" svg:height="64.37pt" svg:x="710.25pt" svg:y="209.31pt" draw:caption-point-x="-11.54pt" draw:caption-point-y="-4.28pt">
              <dc:date>2017-01-05T00:00:00</dc:date>
              <text:p text:style-name="P1">interceptor.ts: <text:s text:c="13"/>private SatellizerStorage: Storage) {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287.26pt" svg:height="29.17pt" svg:x="922.48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284.23pt" svg:height="29.17pt" svg:x="998.25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303pt" svg:height="29.17pt" svg:x="1209.74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320.26pt" svg:height="29.17pt" svg:x="1282.48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360pt" svg:height="29.17pt" svg:x="151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360pt" svg:height="29.17pt" svg:x="160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4" table:number-columns-repeated="39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Associations:</text:p>
          </table:table-cell>
          <table:table-cell table:style-name="ce5" table:formula="of:=SUM([.B4:.B14];[.D4:.D14];[.F4:.F14];[.H4:.H14];[.J4:.J14];[.L4:.L14];[.N4:.N14];[.P4:.P14];[.R4:.R14];[.T4:.T14];[.V4:.V14])" office:value-type="string" office:string-value="17" calcext:value-type="string">
            <text:p>17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Dependencies:</text:p>
          </table:table-cell>
          <table:table-cell table:style-name="ce5" table:formula="of:=SUM([.C4:.C14];[.E4:.E14];[.G4:.G14];[.I4:.I14];[.K4:.K14];[.M4:.M14];[.O4:.O14];[.Q4:.Q14];[.S4:.S14];[.U4:.U14];[.W4:.W14])" office:value-type="string" office:string-value="17" calcext:value-type="string">
            <text:p>17</text:p>
          </table:table-cell>
          <table:table-cell table:style-name="ce4" table:number-columns-repeated="37"/>
          <table:table-cell table:number-columns-repeated="985"/>
        </table:table-row>
        <table:table-row table:style-name="ro1" table:number-rows-repeated="975">
          <table:table-cell table:style-name="ce4" table:number-columns-repeated="39"/>
          <table:table-cell table:number-columns-repeated="985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ass-tests'.A2:'class-tests'.W2 'class-tests'.AJ2:'class-tests'.AK2">
            <calcext:condition calcext:apply-style-name="ConditionalStyle_1" calcext:value="formula-is(LEN(TRIM([.A2]))&gt;0)" calcext:base-cell-address="'class-tests'.A2"/>
          </calcext:conditional-format>
        </calcext:conditional-formats>
      </table:table>
      <table:table table:name="annotated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6" office:value-type="string" calcext:value-type="string">
            <text:p>satellizer</text:p>
          </table:table-cell>
          <table:table-cell table:style-name="ce8" table:number-columns-repeated="21"/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21"/>
          <table:table-cell table:style-name="ce22" office:value-type="string" calcext:value-type="string" table:number-columns-spanned="2" table:number-rows-spanned="1">
            <text:p>AuthProvider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Config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HttpProviderConfig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Interceptor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Local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OAuth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OAuth1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OAuth2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Popup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hare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torage</text:p>
          </table:table-cell>
          <table:covered-table-cell table:style-name="ce23"/>
          <table:table-cell table:style-name="ce4" table:number-columns-repeated="12"/>
          <table:table-cell table:style-name="ce24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10" office:value-type="string" calcext:value-type="string">
            <text:p>Dependency</text:p>
          </table:table-cell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Dependency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AuthProvide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14" office:value-type="float" office:value="1" calcext:value-type="float">
            <office:annotation draw:style-name="gr1" draw:text-style-name="P2" svg:width="285.76pt" svg:height="40.9pt" svg:x="209.99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6pt" svg:height="40.9pt" svg:x="282.73pt" svg:y="79.31pt" draw:caption-point-x="-11.54pt" draw:caption-point-y="-16.04pt">
              <dc:date>2017-01-05T00:00:00</dc:date>
              <text:p text:style-name="P1">authProvider.ts: <text:s/>constructor(private SatellizerConfig: Config) {}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1" draw:text-style-name="P2" svg:width="285pt" svg:height="29.17pt" svg:x="637.48pt" svg:y="85.18pt" draw:caption-point-x="-11.54pt" draw:caption-point-y="-21.91pt">
              <dc:date>2017-01-05T00:00:00</dc:date>
              <text:p text:style-name="P1">interceptor.ts: <text:s/>constructor(private SatellizerConfig: Config,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1" draw:text-style-name="P2" svg:width="288pt" svg:height="64.37pt" svg:x="710.25pt" svg:y="67.58pt" draw:caption-point-x="-11.54pt" draw:caption-point-y="-4.31pt">
              <dc:date>2017-01-05T00:00:00</dc:date>
              <text:p text:style-name="P1">interceptor.ts: <text:s/>constructor(private SatellizerConfig: Config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14" office:value-type="float" office:value="1" calcext:value-type="float">
            <office:annotation draw:style-name="gr1" draw:text-style-name="P2" svg:width="288.77pt" svg:height="29.17pt" svg:x="779.98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3pt" svg:height="29.17pt" svg:x="852.75pt" svg:y="85.18pt" draw:caption-point-x="-11.54pt" draw:caption-point-y="-21.91pt">
              <dc:date>2017-01-05T00:00:00</dc:date>
              <text:p text:style-name="P1">local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7.26pt" svg:height="29.17pt" svg:x="922.48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85.18pt" draw:caption-point-x="-11.54pt" draw:caption-point-y="-21.91pt">
              <dc:date>2017-01-05T00:00:00</dc:date>
              <text:p text:style-name="P1">oauth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1.25pt" svg:height="29.17pt" svg:x="1068.75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6pt" svg:height="29.17pt" svg:x="1138.48pt" svg:y="85.18pt" draw:caption-point-x="-11.54pt" draw:caption-point-y="-21.91pt">
              <dc:date>2017-01-05T00:00:00</dc:date>
              <text:p text:style-name="P1">oauth1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03pt" svg:height="29.17pt" svg:x="1209.74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20.26pt" svg:height="29.17pt" svg:x="1282.48pt" svg:y="85.18pt" draw:caption-point-x="-11.54pt" draw:caption-point-y="-21.91pt">
              <dc:date>2017-01-05T00:00:00</dc:date>
              <text:p text:style-name="P1">oauth2.ts: <text:s text:c="13"/>private SatellizerConfig: Config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360pt" svg:height="29.17pt" svg:x="151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60pt" svg:height="29.17pt" svg:x="1602.74pt" svg:y="85.18pt" draw:caption-point-x="-11.54pt" draw:caption-point-y="-21.91pt">
              <dc:date>2017-01-05T00:00:00</dc:date>
              <text:p text:style-name="P1">shared.ts: <text:s text:c="13"/>private SatellizerConfig: Config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60pt" svg:height="29.17pt" svg:x="169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60pt" svg:height="29.17pt" svg:x="1782.74pt" svg:y="85.18pt" draw:caption-point-x="-11.54pt" draw:caption-point-y="-21.91pt">
              <dc:date>2017-01-05T00:00:00</dc:date>
              <text:p text:style-name="P1">storage.ts: <text:s text:c="13"/>private SatellizerConfig: Config) {</text:p>
              <text:p text:style-name="P1"/>
            </office:annotation>
            <text:p>1</text:p>
          </table:table-cell>
          <table:table-cell table:style-name="ce4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HttpProviderConfig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Interceptor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16" office:value-type="float" office:value="1" calcext:value-type="float">
            <office:annotation draw:style-name="gr1" draw:text-style-name="P2" svg:width="284.26pt" svg:height="40.9pt" svg:x="568.49pt" svg:y="110.81pt" draw:caption-point-x="-11.54pt" draw:caption-point-y="-16.04pt">
              <dc:date>2017-01-05T00:00:00</dc:date>
              <text:p text:style-name="P1">httpProviderConfig.ts: <text:s text:c="3"/>$httpProvider.interceptors.push(Interceptor.Factory);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Local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1</text:p>
          </table:table-cell>
          <table:table-cell table:style-name="ce4"/>
          <table:table-cell table:style-name="ce17" office:value-type="float" office:value="0" calcext:value-type="float">
            <office:annotation draw:style-name="gr1" draw:text-style-name="P2" svg:width="285.76pt" svg:height="29.17pt" svg:x="282.73pt" svg:y="163.93pt" draw:caption-point-x="-11.54pt" draw:caption-point-y="-21.91pt">
              <dc:date>2017-01-05T00:00:00</dc:date>
              <text:p text:style-name="P1">authProvider.ts: <text:s/>twitter(options: IOAuth1Options): void {</text:p>
              <text:p text:style-name="P1">authProvider.ts: <text:s/>oauth1(options: IOAuth1Options): void {</text:p>
            </office:annotation>
            <text:p>0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287.26pt" svg:height="29.17pt" svg:x="922.48pt" svg:y="163.93pt" draw:caption-point-x="-11.54pt" draw:caption-point-y="-21.91pt">
              <dc:date>2017-01-05T00:00:00</dc:date>
              <text:p text:style-name="P1">oauth.ts: <text:s text:c="13"/>private SatellizerOAuth1: OAuth1,</text:p>
              <text:p text:style-name="P1"/>
            </office:annotation>
            <text:p>1</text:p>
          </table:table-cell>
          <table:table-cell table:style-name="ce16" office:value-type="float" office:value="2" calcext:value-type="float">
            <office:annotation draw:style-name="gr1" draw:text-style-name="P2" svg:width="284.23pt" svg:height="52.64pt" svg:x="998.25pt" svg:y="152.19pt" draw:caption-point-x="-11.54pt" draw:caption-point-y="-10.18pt">
              <dc:date>2017-01-05T00:00:00</dc:date>
              <text:p text:style-name="P1">oauth.ts: <text:s text:c="13"/>private SatellizerOAuth1: OAuth1,</text:p>
              <text:p text:style-name="P1">oauth.ts: <text:s text:c="9"/>oauth = new OAuth1(this.$http, this.$window, this.SatellizerConfig, this.SatellizerPopup);</text:p>
              <text:p text:style-name="P1"/>
            </office:annotation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OAuth2</text:p>
          </table:table-cell>
          <table:table-cell table:style-name="ce4"/>
          <table:table-cell table:style-name="ce17" office:value-type="float" office:value="0" calcext:value-type="float">
            <office:annotation draw:style-name="gr2" draw:text-style-name="P2" svg:width="285.76pt" svg:height="134.79pt" svg:x="282.73pt" svg:y="126.85pt" draw:caption-point-x="-11.54pt" draw:caption-point-y="30.93pt">
              <dc:date>2017-01-05T00:00:00</dc:date>
              <text:p text:style-name="P1">authProvider.ts: <text:s/>facebook(options: IOAuth2Options): void {</text:p>
              <text:p text:style-name="P1">authProvider.ts: <text:s/>google(options: IOAuth2Options): void {</text:p>
              <text:p text:style-name="P1">authProvider.ts: <text:s/>github(options: IOAuth2Options): void {</text:p>
              <text:p text:style-name="P1">authProvider.ts: <text:s/>instagram(options: IOAuth2Options): void {</text:p>
              <text:p text:style-name="P1">authProvider.ts: <text:s/>linkedin(options: IOAuth2Options): void {</text:p>
              <text:p text:style-name="P1">authProvider.ts: <text:s/>twitch(options: IOAuth2Options): void {</text:p>
              <text:p text:style-name="P1">authProvider.ts: <text:s/>live(options: IOAuth2Options): void {</text:p>
              <text:p text:style-name="P1">authProvider.ts: <text:s/>yahoo(options: IOAuth2Options): void {</text:p>
              <text:p text:style-name="P1">authProvider.ts: <text:s/>bitbucket(options: IOAuth2Options): void {</text:p>
              <text:p text:style-name="P1">authProvider.ts: <text:s/>spotify(options: IOAuth2Options): void {</text:p>
              <text:p text:style-name="P1">authProvider.ts: <text:s/>oauth2(options: IOAuth2Options): void {</text:p>
            </office:annotation>
            <text:p>0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287.26pt" svg:height="29.17pt" svg:x="922.48pt" svg:y="179.66pt" draw:caption-point-x="-11.54pt" draw:caption-point-y="-21.88pt">
              <dc:date>2017-01-05T00:00:00</dc:date>
              <text:p text:style-name="P1">oauth.ts: <text:s text:c="13"/>private SatellizerOAuth2: OAuth2) {}</text:p>
              <text:p text:style-name="P1"/>
            </office:annotation>
            <text:p>1</text:p>
          </table:table-cell>
          <table:table-cell table:style-name="ce16" office:value-type="float" office:value="2" calcext:value-type="float">
            <office:annotation draw:style-name="gr2" draw:text-style-name="P2" svg:width="284.23pt" svg:height="64.37pt" svg:x="998.25pt" svg:y="162.06pt" draw:caption-point-x="-11.54pt" draw:caption-point-y="-4.28pt">
              <dc:date>2017-01-05T00:00:00</dc:date>
              <text:p text:style-name="P1">oauth.ts: <text:s text:c="13"/>private SatellizerOAuth2: OAuth2) {}</text:p>
              <text:p text:style-name="P1">oauth.ts: <text:s text:c="9"/>oauth = new OAuth2(this.$http, this.$window, this.$timeout, this.$q, this.SatellizerConfig, this.SatellizerPopup, this.SatellizerStorage);</text:p>
              <text:p text:style-name="P1"/>
            </office:annotation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Popup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1" draw:text-style-name="P2" svg:width="287.26pt" svg:height="29.17pt" svg:x="922.48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195.42pt" draw:caption-point-x="-11.54pt" draw:caption-point-y="-21.91pt">
              <dc:date>2017-01-05T00:00:00</dc:date>
              <text:p text:style-name="P1">oauth.ts: <text:s text:c="13"/>private SatellizerPopup: Popup,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1.25pt" svg:height="29.17pt" svg:x="1068.75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6pt" svg:height="29.17pt" svg:x="1138.48pt" svg:y="195.42pt" draw:caption-point-x="-11.54pt" draw:caption-point-y="-21.91pt">
              <dc:date>2017-01-05T00:00:00</dc:date>
              <text:p text:style-name="P1">oauth1.ts: <text:s text:c="13"/>private SatellizerPopup: Popup) {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303pt" svg:height="29.17pt" svg:x="1209.74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320.26pt" svg:height="29.17pt" svg:x="1282.48pt" svg:y="195.42pt" draw:caption-point-x="-11.54pt" draw:caption-point-y="-21.91pt">
              <dc:date>2017-01-05T00:00:00</dc:date>
              <text:p text:style-name="P1">oauth2.ts: <text:s text:c="13"/>private SatellizerPopup: Popup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hared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1" draw:text-style-name="P2" svg:width="285pt" svg:height="29.17pt" svg:x="637.48pt" svg:y="211.18pt" draw:caption-point-x="-11.54pt" draw:caption-point-y="-21.91pt">
              <dc:date>2017-01-05T00:00:00</dc:date>
              <text:p text:style-name="P1">interceptor.ts: <text:s text:c="13"/>private SatellizerShared: Shared,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1" draw:text-style-name="P2" svg:width="288pt" svg:height="64.37pt" svg:x="710.25pt" svg:y="193.58pt" draw:caption-point-x="-11.54pt" draw:caption-point-y="-4.31pt">
              <dc:date>2017-01-05T00:00:00</dc:date>
              <text:p text:style-name="P1">interceptor.ts: <text:s text:c="13"/>private SatellizerShared: Shared,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14" office:value-type="float" office:value="1" calcext:value-type="float">
            <office:annotation draw:style-name="gr1" draw:text-style-name="P2" svg:width="288.77pt" svg:height="29.17pt" svg:x="779.98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5.73pt" svg:height="29.17pt" svg:x="852.75pt" svg:y="211.18pt" draw:caption-point-x="-11.54pt" draw:caption-point-y="-21.91pt">
              <dc:date>2017-01-05T00:00:00</dc:date>
              <text:p text:style-name="P1">local.ts: <text:s text:c="13"/>private SatellizerShared: Shared) {}</text:p>
              <text:p text:style-name="P1"/>
            </office:annotation>
            <text:p>1</text:p>
          </table:table-cell>
          <table:table-cell table:style-name="ce14" office:value-type="float" office:value="1" calcext:value-type="float">
            <office:annotation draw:style-name="gr1" draw:text-style-name="P2" svg:width="287.26pt" svg:height="29.17pt" svg:x="922.48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1" draw:text-style-name="P2" svg:width="284.23pt" svg:height="29.17pt" svg:x="998.25pt" svg:y="211.18pt" draw:caption-point-x="-11.54pt" draw:caption-point-y="-21.91pt">
              <dc:date>2017-01-05T00:00:00</dc:date>
              <text:p text:style-name="P1">oauth.ts: <text:s text:c="13"/>private SatellizerShared: Shared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Storage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8" office:value-type="float" office:value="0" calcext:value-type="float">
            <office:annotation draw:style-name="gr2" draw:text-style-name="P2" svg:width="285pt" svg:height="29.17pt" svg:x="637.48pt" svg:y="226.91pt" draw:caption-point-x="-11.54pt" draw:caption-point-y="-21.88pt">
              <dc:date>2017-01-05T00:00:00</dc:date>
              <text:p text:style-name="P1">interceptor.ts: <text:s text:c="13"/>private SatellizerStorage: Storage) {</text:p>
              <text:p text:style-name="P1"/>
            </office:annotation>
            <text:p>0</text:p>
          </table:table-cell>
          <table:table-cell table:style-name="ce17" office:value-type="float" office:value="0" calcext:value-type="float">
            <office:annotation draw:style-name="gr2" draw:text-style-name="P2" svg:width="288pt" svg:height="64.37pt" svg:x="710.25pt" svg:y="209.31pt" draw:caption-point-x="-11.54pt" draw:caption-point-y="-4.28pt">
              <dc:date>2017-01-05T00:00:00</dc:date>
              <text:p text:style-name="P1">interceptor.ts: <text:s text:c="13"/>private SatellizerStorage: Storage) {</text:p>
              <text:p text:style-name="P1">interceptor.ts: <text:s/>static Factory(SatellizerConfig: Config, SatellizerShared: Shared, SatellizerStorage: Storage): Interceptor {</text:p>
              <text:p text:style-name="P1"/>
            </office:annotation>
            <text:p>0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287.26pt" svg:height="29.17pt" svg:x="922.48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284.23pt" svg:height="29.17pt" svg:x="998.25pt" svg:y="226.91pt" draw:caption-point-x="-11.54pt" draw:caption-point-y="-21.88pt">
              <dc:date>2017-01-05T00:00:00</dc:date>
              <text:p text:style-name="P1">oauth.ts: <text:s text:c="13"/>private SatellizerStorage: Storage,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303pt" svg:height="29.17pt" svg:x="1209.74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320.26pt" svg:height="29.17pt" svg:x="1282.48pt" svg:y="226.91pt" draw:caption-point-x="-11.54pt" draw:caption-point-y="-21.88pt">
              <dc:date>2017-01-05T00:00:00</dc:date>
              <text:p text:style-name="P1">oauth2.ts: <text:s text:c="13"/>private SatellizerStorage: Storage) {</text:p>
              <text:p text:style-name="P1"/>
            </office:annotation>
            <text:p>1</text:p>
          </table:table-cell>
          <table:table-cell table:style-name="ce4"/>
          <table:table-cell table:style-name="ce3"/>
          <table:table-cell table:style-name="ce14" office:value-type="float" office:value="1" calcext:value-type="float">
            <office:annotation draw:style-name="gr2" draw:text-style-name="P2" svg:width="360pt" svg:height="29.17pt" svg:x="151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16" office:value-type="float" office:value="1" calcext:value-type="float">
            <office:annotation draw:style-name="gr2" draw:text-style-name="P2" svg:width="360pt" svg:height="29.17pt" svg:x="1602.74pt" svg:y="226.91pt" draw:caption-point-x="-11.54pt" draw:caption-point-y="-21.88pt">
              <dc:date>2017-01-05T00:00:00</dc:date>
              <text:p text:style-name="P1">shared.ts: <text:s text:c="13"/>private SatellizerStorage: Storage) {</text:p>
              <text:p text:style-name="P1"/>
            </office:annotation>
            <text:p>1</text:p>
          </table:table-cell>
          <table:table-cell table:style-name="ce4" table:number-columns-repeated="18"/>
          <table:table-cell table:number-columns-repeated="985"/>
        </table:table-row>
        <table:table-row table:style-name="ro1">
          <table:table-cell table:style-name="ce4" table:number-columns-repeated="39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Associations:</text:p>
          </table:table-cell>
          <table:table-cell table:style-name="ce5" table:formula="of:=SUM([.B4:.B14];[.D4:.D14];[.F4:.F14];[.H4:.H14];[.J4:.J14];[.L4:.L14];[.N4:.N14];[.P4:.P14];[.R4:.R14];[.T4:.T14];[.V4:.V14])" office:value-type="string" office:string-value="17" calcext:value-type="string">
            <text:p>17</text:p>
          </table:table-cell>
          <table:table-cell table:style-name="ce4" table:number-columns-repeated="37"/>
          <table:table-cell table:number-columns-repeated="985"/>
        </table:table-row>
        <table:table-row table:style-name="ro1">
          <table:table-cell table:style-name="ce5" office:value-type="string" calcext:value-type="string">
            <text:p>Total of Dependencies:</text:p>
          </table:table-cell>
          <table:table-cell table:style-name="ce5" table:formula="of:=SUM([.C4:.C14];[.E4:.E14];[.G4:.G14];[.I4:.I14];[.K4:.K14];[.M4:.M14];[.O4:.O14];[.Q4:.Q14];[.S4:.S14];[.U4:.U14];[.W4:.W14])" office:value-type="string" office:string-value="20" calcext:value-type="string">
            <text:p>20</text:p>
          </table:table-cell>
          <table:table-cell table:style-name="ce4" table:number-columns-repeated="37"/>
          <table:table-cell table:number-columns-repeated="985"/>
        </table:table-row>
        <table:table-row table:style-name="ro1" table:number-rows-repeated="975">
          <table:table-cell table:style-name="ce4" table:number-columns-repeated="39"/>
          <table:table-cell table:number-columns-repeated="985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nnotated.A2:annotated.W2 annotated.AJ2:annotated.AK2">
            <calcext:condition calcext:apply-style-name="ConditionalStyle_1" calcext:value="formula-is(LEN(TRIM([.A2]))&gt;0)" calcext:base-cell-address="annotated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acle" style:display-name="PageStyle_Ora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-tests" style:display-name="PageStyle_class-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otated" style:display-name="PageStyle_annotat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9" meta:object-count="0"/>
    <meta:generator>LibreOfficeDev/5.1.0.3$Linux_X86_64 LibreOffice_project/</meta:generator>
  </office:meta>
</office:document-meta>
</file>